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88f2" officeooo:paragraph-rsid="000088f2"/>
    </style:style>
    <style:style style:name="P2" style:family="paragraph" style:parent-style-name="Standard">
      <style:paragraph-properties fo:text-align="center" style:justify-single-word="false"/>
      <style:text-properties officeooo:rsid="000088f2" officeooo:paragraph-rsid="000088f2"/>
    </style:style>
    <style:style style:name="P3" style:family="paragraph" style:parent-style-name="Standard">
      <style:text-properties fo:color="#000000" officeooo:rsid="000088f2" officeooo:paragraph-rsid="000088f2"/>
    </style:style>
    <style:style style:name="P4" style:family="paragraph" style:parent-style-name="Standard">
      <style:text-properties fo:color="#000000" officeooo:rsid="00025003" officeooo:paragraph-rsid="00025003"/>
    </style:style>
    <style:style style:name="P5" style:family="paragraph" style:parent-style-name="Standard">
      <style:text-properties fo:color="#000000" officeooo:rsid="0004f482" officeooo:paragraph-rsid="0004f482"/>
    </style:style>
    <style:style style:name="P6" style:family="paragraph" style:parent-style-name="Standard">
      <style:text-properties fo:color="#000000" officeooo:rsid="0004f482" officeooo:paragraph-rsid="00079a56"/>
    </style:style>
    <style:style style:name="P7" style:family="paragraph" style:parent-style-name="Standard">
      <style:text-properties fo:color="#000000" officeooo:rsid="00079a56" officeooo:paragraph-rsid="00079a56"/>
    </style:style>
    <style:style style:name="P8" style:family="paragraph" style:parent-style-name="Standard">
      <style:text-properties fo:color="#000000" officeooo:rsid="00079a56" officeooo:paragraph-rsid="0008afb4"/>
    </style:style>
    <style:style style:name="P9" style:family="paragraph" style:parent-style-name="Standard">
      <style:text-properties fo:color="#000000" officeooo:rsid="0008afb4" officeooo:paragraph-rsid="0008afb4"/>
    </style:style>
    <style:style style:name="P10" style:family="paragraph" style:parent-style-name="Standard">
      <style:text-properties fo:color="#000000" officeooo:rsid="000a09aa" officeooo:paragraph-rsid="000a09aa"/>
    </style:style>
    <style:style style:name="P11" style:family="paragraph" style:parent-style-name="Standard">
      <style:text-properties fo:color="#000000" officeooo:rsid="000b7d7e" officeooo:paragraph-rsid="000b7d7e"/>
    </style:style>
    <style:style style:name="P12" style:family="paragraph" style:parent-style-name="Standard">
      <style:text-properties fo:color="#000000" officeooo:rsid="001039d0" officeooo:paragraph-rsid="001039d0"/>
    </style:style>
    <style:style style:name="P13" style:family="paragraph" style:parent-style-name="Standard">
      <style:text-properties fo:color="#000000" officeooo:rsid="001039d0" officeooo:paragraph-rsid="00116e2e"/>
    </style:style>
    <style:style style:name="P14" style:family="paragraph" style:parent-style-name="Standard">
      <style:text-properties fo:color="#000000" officeooo:rsid="00116e2e" officeooo:paragraph-rsid="00116e2e"/>
    </style:style>
    <style:style style:name="P15" style:family="paragraph" style:parent-style-name="Standard">
      <style:text-properties fo:color="#000000" officeooo:rsid="0012657d" officeooo:paragraph-rsid="0012657d"/>
    </style:style>
    <style:style style:name="P16" style:family="paragraph" style:parent-style-name="Standard">
      <style:text-properties fo:color="#ef413d" officeooo:rsid="000088f2" officeooo:paragraph-rsid="000088f2"/>
    </style:style>
    <style:style style:name="P17" style:family="paragraph" style:parent-style-name="Standard">
      <style:text-properties fo:color="#ef413d" officeooo:rsid="00025003" officeooo:paragraph-rsid="00025003"/>
    </style:style>
    <style:style style:name="P18" style:family="paragraph" style:parent-style-name="Standard">
      <style:text-properties fo:color="#ef413d" officeooo:rsid="0004f482" officeooo:paragraph-rsid="0004f482"/>
    </style:style>
    <style:style style:name="P19" style:family="paragraph" style:parent-style-name="Standard">
      <style:text-properties fo:color="#ef413d" officeooo:rsid="00079a56" officeooo:paragraph-rsid="00079a56"/>
    </style:style>
    <style:style style:name="P20" style:family="paragraph" style:parent-style-name="Standard">
      <style:text-properties fo:color="#ef413d" officeooo:rsid="0008afb4" officeooo:paragraph-rsid="0008afb4"/>
    </style:style>
    <style:style style:name="P21" style:family="paragraph" style:parent-style-name="Standard">
      <style:text-properties fo:color="#ef413d" officeooo:rsid="000a09aa" officeooo:paragraph-rsid="000a09aa"/>
    </style:style>
    <style:style style:name="P22" style:family="paragraph" style:parent-style-name="Standard">
      <style:text-properties fo:color="#ef413d" officeooo:rsid="000b7d7e" officeooo:paragraph-rsid="000b7d7e"/>
    </style:style>
    <style:style style:name="P23" style:family="paragraph" style:parent-style-name="Standard">
      <style:text-properties fo:color="#ef413d" officeooo:rsid="001039d0" officeooo:paragraph-rsid="001039d0"/>
    </style:style>
    <style:style style:name="P24" style:family="paragraph" style:parent-style-name="Standard">
      <style:text-properties fo:color="#ef413d" officeooo:rsid="00116e2e" officeooo:paragraph-rsid="00116e2e"/>
    </style:style>
    <style:style style:name="T1" style:family="text">
      <style:text-properties officeooo:rsid="00025003"/>
    </style:style>
    <style:style style:name="T2" style:family="text">
      <style:text-properties fo:color="#000000"/>
    </style:style>
    <style:style style:name="T3" style:family="text">
      <style:text-properties officeooo:rsid="000643fd"/>
    </style:style>
    <style:style style:name="T4" style:family="text">
      <style:text-properties officeooo:rsid="00079a56"/>
    </style:style>
    <style:style style:name="T5" style:family="text">
      <style:text-properties officeooo:rsid="0008afb4"/>
    </style:style>
    <style:style style:name="T6" style:family="text">
      <style:text-properties officeooo:rsid="00116e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digos</text:p>
      <text:p text:style-name="P2"/>
      <text:p text:style-name="P2"/>
      <text:p text:style-name="P16">Selecionar tabela</text:p>
      <text:p text:style-name="P1"><text:span text:style-name="T1">s</text:span>elect * from sys.table</text:p>
      <text:p text:style-name="P1"/>
      <text:p text:style-name="P16">Novo banco de dados Ecomerce</text:p>
      <text:p text:style-name="P3"><text:span text:style-name="T1">c</text:span>reate database Ecomerce</text:p>
      <text:p text:style-name="P3"/>
      <text:p text:style-name="P16">Alterar aonde estamos usando o banco</text:p>
      <text:p text:style-name="P3">use Ecomerce </text:p>
      <text:p text:style-name="P3"/>
      <text:p text:style-name="P16">Criar tabelas com tipos de dados</text:p>
      <text:p text:style-name="P3"><text:span text:style-name="T1">c</text:span>reate table Teste</text:p>
      <text:p text:style-name="P3">{</text:p>
      <text:p text:style-name="P3"><text:tab/>Descricao varchar(50) null,</text:p>
      <text:p text:style-name="P3"><text:tab/>Complememnto char(10) not null, </text:p>
      <text:p text:style-name="P3">}</text:p>
      <text:p text:style-name="P3"/>
      <text:p text:style-name="P17">Apagar um atabela</text:p>
      <text:p text:style-name="P4">drop table Teste</text:p>
      <text:p text:style-name="P4"/>
      <text:p text:style-name="P17">Criar nova tabela Produtos</text:p>
      <text:p text:style-name="P4">create table Produtos</text:p>
      <text:p text:style-name="P4">{</text:p>
      <text:p text:style-name="P4"><text:tab/>Codigo int,</text:p>
      <text:p text:style-name="P4"><text:tab/>Nome varchar(100),</text:p>
      <text:p text:style-name="P4"><text:tab/>Descricao varchar(200),</text:p>
      <text:p text:style-name="P4"><text:tab/>Preco float</text:p>
      <text:p text:style-name="P4">}</text:p>
      <text:p text:style-name="P4"/>
      <text:p text:style-name="P17">Criar nova tabela Pedido</text:p>
      <text:p text:style-name="P4">create table Pedido</text:p>
      <text:p text:style-name="P4">{</text:p>
      <text:p text:style-name="P4"><text:tab/>Codigo int not null,</text:p>
      <text:p text:style-name="P4"><text:tab/>DataSolicitacao datetime not null,</text:p>
      <text:p text:style-name="P4"><text:tab/>FlagPago bit not null,</text:p>
      <text:p text:style-name="P4"><text:tab/>TotalPedido float not nul</text:p>
      <text:p text:style-name="P4"><text:tab/>CodigoCliente int not null</text:p>
      <text:p text:style-name="P4">}</text:p>
      <text:p text:style-name="P4"/>
      <text:p text:style-name="P17">Criar nova tabela PedidoItem</text:p>
      <text:p text:style-name="P4">create table PedidoItem</text:p>
      <text:p text:style-name="P4">{</text:p>
      <text:p text:style-name="P4"><text:tab/>CodigoPedido int not null,</text:p>
      <text:p text:style-name="P4"><text:tab/>CodigoProduto int not null,</text:p>
      <text:p text:style-name="P4"><text:tab/>Preco float not null,</text:p>
      <text:p text:style-name="P4"><text:tab/>Quantidade int not null</text:p>
      <text:p text:style-name="P4">}</text:p>
      <text:p text:style-name="P18"><text:soft-page-break/>Entrar banco de dados</text:p>
      <text:p text:style-name="P5">use Ecomerce</text:p>
      <text:p text:style-name="P5"/>
      <text:p text:style-name="P18">Selecionar tabela clientes</text:p>
      <text:p text:style-name="P5">selecet * from Clientes</text:p>
      <text:p text:style-name="P5"/>
      <text:p text:style-name="P18">Para ver mais informacoes da tabela</text:p>
      <text:p text:style-name="P5">alt+f1</text:p>
      <text:p text:style-name="P5"/>
      <text:p text:style-name="P18">Inserir na tabela</text:p>
      <text:p text:style-name="P5">insert into Clientes (codigo, nome, TipoPessoa) values (1, “thiago”, “F’);</text:p>
      <text:p text:style-name="P5">insert Clientes (codigo, nome, TipoPessoa) values (1, “thiago”, “F’);</text:p>
      <text:p text:style-name="P5">insert Clientes (TipoPessoa, nome, codigo) values (“F’, “thiago”, 1);</text:p>
      <text:p text:style-name="P5"/>
      <text:p text:style-name="P18">Insere em todas as colunas de forma em que a coluna foi criada.</text:p>
      <text:p text:style-name="P5">insert Clientes values (1, ‘thiago’, ‘f’);</text:p>
      <text:p text:style-name="P5"/>
      <text:p text:style-name="P18">Adicionar valor para varios clientes.</text:p>
      <text:p text:style-name="P5">insert Clientes values (1, ‘thiago’, ‘f’), (1, ‘thiago’, ‘f’) , (1, ‘thiago’, ‘f’);</text:p>
      <text:p text:style-name="P18"/>
      <text:p text:style-name="P18">selecionar todas as colunas da tabela clientes</text:p>
      <text:p text:style-name="P5">select * from clientes</text:p>
      <text:p text:style-name="P5"/>
      <text:p text:style-name="P18">Selecinar campo</text:p>
      <text:p text:style-name="P5">select * from clientes where TipoPessoa = ‘3’</text:p>
      <text:p text:style-name="P5"/>
      <text:p text:style-name="P18">Atualizar campo</text:p>
      <text:p text:style-name="P5">update clientes set <text:tab/>Codigo = 7,</text:p>
      <text:p text:style-name="P5"><text:tab/><text:tab/><text:tab/>Nome = “Jose”</text:p>
      <text:p text:style-name="P5">where TipoPessoa - ‘<text:span text:style-name="T3">J</text:span>’</text:p>
      <text:p text:style-name="P5"/>
      <text:p text:style-name="P19">Atulizando toda a tabela</text:p>
      <text:p text:style-name="P6">update clientes set TipoPessoa <text:span text:style-name="T4">=</text:span> ‘<text:span text:style-name="T3">J</text:span>’</text:p>
      <text:p text:style-name="P6"/>
      <text:p text:style-name="P19">Apagar todos os registros da tabela</text:p>
      <text:p text:style-name="P7">delete from cliente</text:p>
      <text:p text:style-name="P7"/>
      <text:p text:style-name="P19">Deletando clientes que contenham esses codigos</text:p>
      <text:p text:style-name="P7">delete from clientes where Codigo in(5, 4, 3, 2)</text:p>
      <text:p text:style-name="P19"/>
      <text:p text:style-name="P19">TABELA VERDADE and e OR</text:p>
      <text:p text:style-name="P7">AND <text:tab/><text:tab/><text:tab/><text:tab/>OR</text:p>
      <text:p text:style-name="P7">v and v – v<text:tab/><text:tab/><text:tab/>v and v – v<text:tab/></text:p>
      <text:p text:style-name="P7">v and f – f<text:tab/><text:tab/><text:tab/>v and f – v<text:tab/></text:p>
      <text:p text:style-name="P7">f and v – f<text:tab/><text:tab/><text:tab/>f and v – v<text:tab/></text:p>
      <text:p text:style-name="P7">f and f – f<text:tab/><text:tab/><text:tab/>f and f – f<text:tab/></text:p>
      <text:p text:style-name="P7"/>
      <text:p text:style-name="P7"/>
      <text:p text:style-name="P7"/>
      <text:p text:style-name="P7"><text:soft-page-break/></text:p>
      <text:p text:style-name="P19">Adicionando And, pois 2 registros sao verdadeiros.</text:p>
      <text:p text:style-name="P7">select * </text:p>
      <text:p text:style-name="P7">from clientes</text:p>
      <text:p text:style-name="P7">where Codigo = 1</text:p>
      <text:p text:style-name="P7">AND<text:tab/>TipoPessoa = ‘J’</text:p>
      <text:p text:style-name="P7"/>
      <text:p text:style-name="P19">Vai trazer 2 registros, ou codigo e 1 ou ele e J</text:p>
      <text:p text:style-name="P7">select * </text:p>
      <text:p text:style-name="P7">from clientes</text:p>
      <text:p text:style-name="P7">where Codigo = 1</text:p>
      <text:p text:style-name="P7">OR<text:tab/>TipoPessoa = ‘J’</text:p>
      <text:p text:style-name="P7"/>
      <text:p text:style-name="P19">Selecionar produtos</text:p>
      <text:p text:style-name="P7">Select * from Produtos</text:p>
      <text:p text:style-name="P7"/>
      <text:p text:style-name="P19">Inserir valores</text:p>
      <text:p text:style-name="P7">insert Produtos values(1, ‘Caneta’, ‘Caneta azul’, 1.5)</text:p>
      <text:p text:style-name="P7">insert Produtos values(1, ‘Caneta’, ‘Caneta preta’, 5.5)</text:p>
      <text:p text:style-name="P7"/>
      <text:p text:style-name="P20">Selecionar tabela Pedido</text:p>
      <text:p text:style-name="P8">Select * from P<text:span text:style-name="T5">edidos</text:span></text:p>
      <text:p text:style-name="P8"/>
      <text:p text:style-name="P20">Inserir valor – vai retornar data – <text:span text:style-name="T2">GETDATE() funcao do SQL</text:span></text:p>
      <text:p text:style-name="P8">insert <text:span text:style-name="T5">Pedidos</text:span> values(1, <text:span text:style-name="T5">getdate(), 0, 3, 7</text:span>)</text:p>
      <text:p text:style-name="P8"/>
      <text:p text:style-name="P20">Selecionar tabela pedidoItem</text:p>
      <text:p text:style-name="P9">select * from PedidoItem</text:p>
      <text:p text:style-name="P9"/>
      <text:p text:style-name="P21">Inserir valor pedido</text:p>
      <text:p text:style-name="P10">Insert PedidoItem values (1, 1, 3.0, 2)</text:p>
      <text:p text:style-name="P10"/>
      <text:p text:style-name="P22">Determinar coluna como isnotnull(se isso e verdadeira, retorno)</text:p>
      <text:p text:style-name="P11">select isnull (dataCriacao, getdate()), * from clientes</text:p>
      <text:p text:style-name="P9"/>
      <text:p text:style-name="P23">Estrutura CASE</text:p>
      <text:p text:style-name="P12">select * </text:p>
      <text:p text:style-name="P12"><text:tab/>case</text:p>
      <text:p text:style-name="P12"><text:tab/><text:tab/>when TipoPessoa = ‘J’ then ‘Juridica’</text:p>
      <text:p text:style-name="P13"><text:tab/><text:tab/>when TipoPessoa = ‘J’ then ‘<text:span text:style-name="T6">Fisica</text:span>’</text:p>
      <text:p text:style-name="P12"><text:tab/><text:tab/>else ‘Pessoa indefinida’</text:p>
      <text:p text:style-name="P12"><text:tab/>end </text:p>
      <text:p text:style-name="P12">from clientes</text:p>
      <text:p text:style-name="P12"/>
      <text:p text:style-name="P24">Converter data para um vcarchar</text:p>
      <text:p text:style-name="P14">select *, convert(varchar, dataSolicitacao, 103)</text:p>
      <text:p text:style-name="P14">from Pedido</text:p>
      <text:p text:style-name="P14"/>
      <text:p text:style-name="P14"/>
      <text:p text:style-name="P15"><text:soft-page-break/>Normalizando dados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 LibreOffice_project/54c8cbb85f300ac59db32fe8a675ff7683cd5a16</meta:generator>
    <dc:date>2021-04-08T14:54:40.295000000</dc:date>
    <meta:editing-duration>PT1H39M14S</meta:editing-duration>
    <meta:editing-cycles>5</meta:editing-cycles>
    <meta:document-statistic meta:table-count="0" meta:image-count="0" meta:object-count="0" meta:page-count="4" meta:paragraph-count="111" meta:word-count="472" meta:character-count="2889" meta:non-whitespace-character-count="2469"/>
  </office:meta>
</office:document-meta>
</file>